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mm" fo:margin-bottom="0mm" style:contextual-spacing="false" fo:line-height="100%" fo:text-align="justify" style:justify-single-word="false"/>
      <style:text-properties style:font-name="Times New Roman" fo:font-size="12pt" officeooo:paragraph-rsid="000b0b26" style:font-name-asian="Calibri1" style:font-size-asian="12pt" style:language-asian="ru" style:country-asian="RU" style:font-name-complex="Times New Roman2" style:font-size-complex="12pt"/>
    </style:style>
    <style:style style:name="P3" style:family="paragraph" style:parent-style-name="Standard">
      <style:paragraph-properties fo:margin-top="0mm" fo:margin-bottom="0mm" style:contextual-spacing="false" fo:line-height="100%"/>
      <style:text-properties style:font-name="Times New Roman" fo:font-size="12pt" style:font-name-asian="Calibri1" style:font-size-asian="12pt" style:language-asian="ru" style:country-asian="RU" style:font-name-complex="Times New Roman2" style:font-size-complex="12pt"/>
    </style:style>
    <style:style style:name="P4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Times New Roman" fo:font-size="12pt" style:font-name-asian="Calibri1" style:font-size-asian="12pt" style:language-asian="ru" style:country-asian="RU" style:font-name-complex="Times New Roman2" style:font-size-complex="12pt"/>
    </style:style>
    <style:style style:name="P5" style:family="paragraph" style:parent-style-name="Standard">
      <style:paragraph-properties fo:margin-top="0mm" fo:margin-bottom="0mm" style:contextual-spacing="false" fo:line-height="100%"/>
      <style:text-properties style:font-name="Times New Roman" fo:font-size="12pt" officeooo:paragraph-rsid="000b0b26" style:font-name-asian="Calibri1" style:font-size-asian="12pt" style:language-asian="ru" style:country-asian="RU" style:font-name-complex="Times New Roman2" style:font-size-complex="12pt"/>
    </style:style>
    <style:style style:name="P6" style:family="paragraph" style:parent-style-name="Standard">
      <style:paragraph-properties fo:margin-top="0mm" fo:margin-bottom="2.12mm" style:contextual-spacing="false" fo:line-height="100%" fo:text-align="center" style:justify-single-word="false"/>
      <style:text-properties style:font-name="Times New Roman" fo:font-size="10pt" officeooo:paragraph-rsid="000b0b26" style:font-name-asian="Calibri1" style:font-size-asian="10pt" style:rfc-language-tag-asian="x-none" style:font-name-complex="Times New Roman2" style:font-size-complex="10pt"/>
    </style:style>
    <style:style style:name="P7" style:family="paragraph" style:parent-style-name="Standard">
      <style:paragraph-properties fo:margin-top="0mm" fo:margin-bottom="0mm" style:contextual-spacing="false" fo:line-height="100%" fo:text-align="justify" style:justify-single-word="false"/>
      <style:text-properties style:font-name="Times New Roman" fo:font-weight="bold" officeooo:paragraph-rsid="000b0b26" style:font-name-asian="Calibri1" style:language-asian="ru" style:country-asian="RU" style:font-weight-asian="bold" style:font-name-complex="Times New Roman2"/>
    </style:style>
    <style:style style:name="P8" style:family="paragraph" style:parent-style-name="Standard">
      <style:paragraph-properties fo:margin-top="0mm" fo:margin-bottom="0mm" style:contextual-spacing="false" fo:line-height="100%" fo:text-align="center" style:justify-single-word="false">
        <style:tab-stops>
          <style:tab-stop style:position="28.35mm"/>
        </style:tab-stops>
      </style:paragraph-properties>
      <style:text-properties style:font-name="Times New Roman" fo:font-size="8pt" fo:font-weight="bold" officeooo:paragraph-rsid="000b0b26" style:font-name-asian="Calibri1" style:font-size-asian="8pt" style:language-asian="ru" style:country-asian="RU" style:font-weight-asian="bold" style:font-name-complex="Times New Roman2" style:font-size-complex="8pt"/>
    </style:style>
    <style:style style:name="P9" style:family="paragraph" style:parent-style-name="Standard">
      <style:paragraph-properties fo:margin-top="0mm" fo:margin-bottom="0mm" style:contextual-spacing="false" fo:line-height="100%" fo:text-align="justify" style:justify-single-word="false"/>
      <style:text-properties style:font-name="Times New Roman" fo:font-size="8pt" officeooo:paragraph-rsid="000b0b26" style:font-name-asian="Calibri1" style:font-size-asian="8pt" style:language-asian="ru" style:country-asian="RU" style:font-name-complex="Times New Roman2" style:font-size-complex="8pt"/>
    </style:style>
    <style:style style:name="P10" style:family="paragraph" style:parent-style-name="Standard">
      <style:paragraph-properties fo:margin-top="0mm" fo:margin-bottom="0mm" style:contextual-spacing="false" fo:line-height="100%">
        <style:tab-stops>
          <style:tab-stop style:position="90.66mm"/>
        </style:tab-stops>
      </style:paragraph-properties>
      <style:text-properties style:font-name="Times New Roman" fo:font-size="14pt" officeooo:paragraph-rsid="000b0b26" style:font-name-asian="Calibri1" style:font-size-asian="14pt" style:language-asian="ru" style:country-asian="RU" style:font-name-complex="Times New Roman2" style:font-size-complex="12pt"/>
    </style:style>
    <style:style style:name="P11" style:family="paragraph" style:parent-style-name="Standard">
      <style:paragraph-properties fo:margin-left="42.51mm" fo:margin-right="0mm" fo:margin-top="0mm" fo:margin-bottom="0mm" style:contextual-spacing="false" fo:line-height="100%" fo:text-align="center" style:justify-single-word="false" fo:text-indent="0mm" style:auto-text-indent="false"/>
      <style:text-properties fo:text-transform="uppercase" style:font-name="Times New Roman" fo:font-size="12pt" fo:font-weight="bold" officeooo:paragraph-rsid="000b0b26" style:font-name-asian="Calibri1" style:font-size-asian="12pt" style:rfc-language-tag-asian="x-none" style:font-weight-asian="bold" style:font-name-complex="Times New Roman2" style:font-size-complex="12pt"/>
    </style:style>
    <style:style style:name="P12" style:family="paragraph" style:parent-style-name="Standard">
      <style:paragraph-properties fo:margin-left="42.51mm" fo:margin-right="0mm" fo:margin-top="0mm" fo:margin-bottom="0mm" style:contextual-spacing="false" fo:text-align="center" style:justify-single-word="false" fo:text-indent="0mm" style:auto-text-indent="false" fo:keep-with-next="always"/>
      <style:text-properties fo:text-transform="uppercase" style:font-name="Times New Roman" fo:font-size="12pt" fo:font-style="italic" fo:font-weight="bold" officeooo:paragraph-rsid="000b0b26" style:font-name-asian="SimSun" style:font-size-asian="12pt" style:rfc-language-tag-asian="x-none" style:font-style-asian="italic" style:font-weight-asian="bold" style:font-name-complex="Times New Roman2" style:font-size-complex="14pt" style:font-style-complex="italic"/>
    </style:style>
    <style:style style:name="P13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text-transform="uppercase" style:font-name="Times New Roman" fo:font-size="12pt" style:rfc-language-tag="x-none" fo:font-weight="bold" officeooo:paragraph-rsid="000b0b26" style:font-name-asian="Calibri1" style:font-size-asian="12pt" style:language-asian="ru" style:country-asian="RU" style:font-weight-asian="bold" style:font-name-complex="Times New Roman2" style:font-size-complex="12pt" style:font-style-complex="italic"/>
    </style:style>
    <style:style style:name="P14" style:family="paragraph" style:parent-style-name="Standard">
      <style:paragraph-properties fo:margin-top="0mm" fo:margin-bottom="0mm" style:contextual-spacing="false" fo:text-align="center" style:justify-single-word="false" fo:keep-with-next="always"/>
      <style:text-properties fo:text-transform="uppercase" style:font-name="Times New Roman" fo:font-size="10pt" style:rfc-language-tag="x-none" fo:font-weight="bold" officeooo:paragraph-rsid="000b0b26" style:font-name-asian="SimSun" style:font-size-asian="10pt" style:rfc-language-tag-asian="x-none" style:font-weight-asian="bold" style:font-name-complex="Times New Roman2" style:font-size-complex="10pt" style:font-style-complex="italic"/>
    </style:style>
    <style:style style:name="P15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text-transform="uppercase" style:font-name="Times New Roman" fo:font-size="10pt" fo:font-weight="bold" officeooo:paragraph-rsid="000b0b26" style:font-name-asian="Calibri1" style:font-size-asian="10pt" style:language-asian="ru" style:country-asian="RU" style:font-weight-asian="bold" style:font-name-complex="Times New Roman2" style:font-size-complex="10pt"/>
    </style:style>
    <style:style style:name="P16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text-transform="uppercase" style:font-name="Times New Roman" fo:font-size="10pt" fo:font-weight="bold" officeooo:paragraph-rsid="000b0b26" style:font-name-asian="Calibri1" style:font-size-asian="10pt" style:rfc-language-tag-asian="x-none" style:font-weight-asian="bold" style:font-name-complex="Times New Roman2" style:font-size-complex="10pt"/>
    </style:style>
    <style:style style:name="P17" style:family="paragraph" style:parent-style-name="Standard">
      <style:paragraph-properties fo:margin-top="0mm" fo:margin-bottom="0mm" style:contextual-spacing="false" fo:line-height="100%" fo:text-align="center" style:justify-single-word="false">
        <style:tab-stops>
          <style:tab-stop style:position="28.35mm"/>
        </style:tab-stops>
      </style:paragraph-properties>
      <style:text-properties officeooo:paragraph-rsid="000b0b26"/>
    </style:style>
    <style:style style:name="P18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officeooo:paragraph-rsid="000b0b26"/>
    </style:style>
    <style:style style:name="P19" style:family="paragraph" style:parent-style-name="Standard">
      <style:paragraph-properties fo:margin-top="0mm" fo:margin-bottom="0mm" style:contextual-spacing="false" fo:line-height="100%" fo:text-align="justify" style:justify-single-word="false">
        <style:tab-stops>
          <style:tab-stop style:position="67.52mm"/>
          <style:tab-stop style:position="122.52mm"/>
        </style:tab-stops>
      </style:paragraph-properties>
      <style:text-properties officeooo:paragraph-rsid="000b0b26"/>
    </style:style>
    <style:style style:name="P20" style:family="paragraph" style:parent-style-name="Standard">
      <style:paragraph-properties fo:margin-top="0mm" fo:margin-bottom="0mm" style:contextual-spacing="false" fo:line-height="100%" fo:text-align="justify" style:justify-single-word="false"/>
      <style:text-properties officeooo:paragraph-rsid="000b0b26"/>
    </style:style>
    <style:style style:name="P21" style:family="paragraph" style:parent-style-name="Standard">
      <style:paragraph-properties fo:margin-top="0mm" fo:margin-bottom="2.12mm" style:contextual-spacing="false" fo:line-height="100%"/>
      <style:text-properties officeooo:paragraph-rsid="000b0b26"/>
    </style:style>
    <style:style style:name="P22" style:family="paragraph" style:parent-style-name="Standard">
      <style:paragraph-properties fo:margin-top="0mm" fo:margin-bottom="0mm" style:contextual-spacing="false" fo:line-height="100%"/>
      <style:text-properties officeooo:paragraph-rsid="000b0b26"/>
    </style:style>
    <style:style style:name="P23" style:family="paragraph" style:parent-style-name="Standard">
      <style:paragraph-properties fo:text-align="justify" style:justify-single-word="false">
        <style:tab-stops>
          <style:tab-stop style:position="28.35mm"/>
        </style:tab-stops>
      </style:paragraph-properties>
      <style:text-properties officeooo:paragraph-rsid="000b0b26"/>
    </style:style>
    <style:style style:name="P24" style:family="paragraph" style:parent-style-name="Text_20_body">
      <style:paragraph-properties fo:margin-left="0mm" fo:margin-right="0mm" fo:text-indent="0mm" style:auto-text-indent="false"/>
      <style:text-properties officeooo:paragraph-rsid="0008a019"/>
    </style:style>
    <style:style style:name="P25" style:family="paragraph" style:parent-style-name="Standard">
      <style:paragraph-properties fo:margin-top="0mm" fo:margin-bottom="10mm" style:contextual-spacing="false" fo:line-height="100%" fo:text-align="center" style:justify-single-word="false"/>
      <style:text-properties style:use-window-font-color="true" loext:opacity="0%" style:font-name="Liberation Sans" fo:font-size="16pt" fo:language="ru" fo:country="RU" fo:font-weight="normal" style:letter-kerning="false" style:font-name-asian="Noto Sans CJK SC" style:font-size-asian="16pt" style:language-asian="en" style:country-asian="US" style:font-weight-asian="normal" style:font-name-complex="Lohit Devanagari" style:font-size-complex="18pt" style:language-complex="ar" style:country-complex="SA" style:font-weight-complex="bold"/>
    </style:style>
    <style:style style:name="P26" style:family="paragraph" style:parent-style-name="Standard">
      <style:paragraph-properties fo:margin-top="0mm" fo:margin-bottom="0mm" style:contextual-spacing="false" fo:line-height="100%" fo:text-align="center" style:justify-single-word="false">
        <style:tab-stops>
          <style:tab-stop style:position="28.35mm"/>
        </style:tab-stops>
      </style:paragraph-properties>
      <style:text-properties style:text-position="super 58%" style:font-name="Times New Roman" fo:font-size="15pt" officeooo:paragraph-rsid="000b0b26" style:font-name-asian="Calibri1" style:font-size-asian="15pt" style:language-asian="ru" style:country-asian="RU" style:font-name-complex="Times New Roman2" style:font-size-complex="12pt"/>
    </style:style>
    <style:style style:name="P27" style:family="paragraph" style:parent-style-name="Standard">
      <style:paragraph-properties fo:margin-top="0mm" fo:margin-bottom="0mm" style:contextual-spacing="false" fo:line-height="100%" fo:text-align="justify" style:justify-single-word="false">
        <style:tab-stops>
          <style:tab-stop style:position="38.33mm"/>
          <style:tab-stop style:position="60.55mm"/>
        </style:tab-stops>
      </style:paragraph-properties>
      <style:text-properties style:text-position="super 58%" style:font-name="Times New Roman" fo:font-size="12pt" officeooo:paragraph-rsid="000b0b26" style:font-name-asian="Calibri1" style:font-size-asian="12pt" style:language-asian="ru" style:country-asian="RU" style:font-name-complex="Times New Roman2" style:font-size-complex="12pt"/>
    </style:style>
    <style:style style:name="P28" style:family="paragraph" style:parent-style-name="Standard" style:master-page-name="First_20_Page">
      <style:paragraph-properties fo:margin-top="0mm" fo:margin-bottom="0mm" style:contextual-spacing="false" fo:text-align="center" style:justify-single-word="false" style:page-number="auto" fo:keep-with-next="always"/>
      <style:text-properties officeooo:paragraph-rsid="000b0b26"/>
    </style:style>
    <style:style style:name="P29" style:family="paragraph" style:parent-style-name="Standard" style:list-style-name="">
      <style:paragraph-properties fo:margin-top="0mm" fo:margin-bottom="0mm" style:contextual-spacing="false" fo:line-height="100%" fo:text-align="center" style:justify-single-word="false" fo:keep-with-next="always"/>
      <style:text-properties style:font-name="Times New Roman" fo:font-size="14pt" fo:font-weight="bold" officeooo:paragraph-rsid="000b0b26" style:font-name-asian="Calibri1" style:font-size-asian="14pt" style:language-asian="ru" style:country-asian="RU" style:font-weight-asian="bold" style:font-name-complex="Times New Roman2" style:font-size-complex="14pt"/>
    </style:style>
    <style:style style:name="P3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3" style:family="paragraph" style:parent-style-name="Heading_20_1" style:list-style-name="">
      <style:paragraph-properties fo:margin-left="0mm" fo:margin-right="0mm" fo:text-indent="0mm" style:auto-text-indent="false" fo:break-before="page"/>
    </style:style>
    <style:style style:name="P34" style:family="paragraph" style:parent-style-name="Heading_20_1" style:list-style-name="WWNum2">
      <style:paragraph-properties fo:break-before="page"/>
    </style:style>
    <style:style style:name="P35" style:family="paragraph" style:parent-style-name="Heading_20_1">
      <style:paragraph-properties fo:break-before="page"/>
      <style:text-properties style:use-window-font-color="true" loext:opacity="0%" style:font-name="Times New Roman1" fo:font-size="14pt" fo:language="ru" fo:country="RU" fo:font-weight="normal" officeooo:rsid="000c1cb0" officeooo:paragraph-rsid="000c1cb0" style:letter-kerning="false" style:font-name-asian="Noto Sans CJK SC" style:font-size-asian="14pt" style:language-asian="en" style:country-asian="US" style:font-weight-asian="normal" style:font-name-complex="Lohit Devanagari" style:font-size-complex="14pt" style:language-complex="ar" style:country-complex="SA" style:font-weight-complex="normal"/>
    </style:style>
    <style:style style:name="P36" style:family="paragraph" style:parent-style-name="Heading_20_1" style:list-style-name="WWNum2">
      <style:paragraph-properties fo:break-before="page"/>
      <style:text-properties fo:font-size="16pt" fo:font-weight="normal" style:font-size-asian="16pt" style:font-weight-asian="normal" style:font-size-complex="16pt" style:font-weight-complex="normal"/>
    </style:style>
    <style:style style:name="P37" style:family="paragraph" style:parent-style-name="Heading_20_2" style:list-style-name="WWNum1">
      <style:paragraph-properties fo:margin-left="0mm" fo:margin-right="0mm" fo:text-indent="0mm" style:auto-text-indent="false"/>
    </style:style>
    <style:style style:name="P38" style:family="paragraph" style:parent-style-name="Heading_20_2" style:list-style-name="WWNum1">
      <style:paragraph-properties fo:margin-left="0mm" fo:margin-right="0mm" fo:text-indent="0mm" style:auto-text-indent="false"/>
      <style:text-properties style:use-window-font-color="true" loext:opacity="0%" style:font-name="Times New Roman" fo:font-size="15pt" fo:language="ru" fo:country="RU" style:text-underline-style="none" fo:font-weight="normal" style:letter-kerning="false" style:font-name-asian="Noto Sans CJK SC" style:font-size-asian="15pt" style:language-asian="en" style:country-asian="US" style:font-weight-asian="normal" style:font-name-complex="Lohit Devanagari" style:font-size-complex="16pt" style:language-complex="ar" style:country-complex="SA" style:font-weight-complex="bold"/>
    </style:style>
    <style:style style:name="P39" style:family="paragraph" style:parent-style-name="Heading_20_2" style:list-style-name="WWNum1">
      <style:paragraph-properties fo:margin-left="0mm" fo:margin-right="0mm" fo:text-indent="0mm" style:auto-text-indent="false"/>
      <style:text-properties fo:font-size="16pt" style:font-size-asian="16pt" style:font-size-complex="16pt"/>
    </style:style>
    <style:style style:name="P40" style:family="paragraph" style:parent-style-name="Heading_20_2" style:list-style-name="WWNum1">
      <style:paragraph-properties fo:margin-left="0mm" fo:margin-right="0mm" fo:margin-top="6mm" fo:margin-bottom="2.12mm" style:contextual-spacing="false" fo:text-indent="0mm" style:auto-text-indent="false"/>
      <style:text-properties fo:font-size="16pt" style:font-size-asian="16pt" style:font-size-complex="16pt"/>
    </style:style>
    <style:style style:name="P41" style:family="paragraph" style:parent-style-name="Heading_20_2" style:list-style-name="WWNum1">
      <style:paragraph-properties fo:margin-left="0mm" fo:margin-right="0mm" fo:margin-top="6mm" fo:margin-bottom="2.12mm" style:contextual-spacing="false" fo:text-indent="0mm" style:auto-text-indent="false"/>
      <style:text-properties fo:font-size="15pt" style:font-size-asian="15pt" style:font-size-complex="15pt"/>
    </style:style>
    <style:style style:name="P42" style:family="paragraph" style:parent-style-name="Heading_20_3" style:list-style-name="WWNum2">
      <style:paragraph-properties fo:margin-left="0mm" fo:margin-right="0mm" fo:text-indent="0mm" style:auto-text-indent="false"/>
      <style:text-properties officeooo:paragraph-rsid="000f8ca3"/>
    </style:style>
    <style:style style:name="P43" style:family="paragraph" style:parent-style-name="Heading_20_3" style:list-style-name="WWNum2">
      <style:text-properties style:use-window-font-color="true" loext:opacity="0%" style:font-name="Times New Roman1" fo:font-size="16pt" fo:language="ru" fo:country="RU" fo:font-weight="normal" style:letter-kerning="false" style:font-name-asian="Noto Sans CJK SC" style:font-size-asian="16pt" style:language-asian="en" style:country-asian="US" style:font-weight-asian="normal" style:font-name-complex="Lohit Devanagari" style:font-size-complex="16pt" style:language-complex="ar" style:country-complex="SA" style:font-weight-complex="bold"/>
    </style:style>
    <style:style style:name="P44" style:family="paragraph" style:parent-style-name="Text_20_body" style:list-style-name="WWNum3">
      <style:paragraph-properties fo:margin-left="0mm" fo:margin-right="0mm" fo:text-indent="0mm" style:auto-text-indent="false"/>
    </style:style>
    <style:style style:name="P45" style:family="paragraph" style:parent-style-name="Text_20_body" style:list-style-name="WWNum3">
      <style:paragraph-properties fo:margin-left="0mm" fo:margin-right="0mm" fo:text-indent="0mm" style:auto-text-indent="false"/>
      <style:text-properties fo:font-variant="normal" fo:text-transform="none" style:use-window-font-color="true" loext:opacity="0%" fo:font-size="12pt" fo:letter-spacing="normal" fo:language="ru" fo:country="RU" fo:font-style="normal" fo:font-weight="normal" style:letter-kerning="false" style:font-name-asian="Times New Roman2" style:font-size-asian="12pt" style:language-asian="ru" style:country-asian="RU" style:font-style-asian="normal" style:font-weight-asian="normal" style:font-name-complex="Times New Roman2" style:font-size-complex="10pt" style:language-complex="ar" style:country-complex="SA" style:font-weight-complex="normal"/>
    </style:style>
    <style:style style:name="P46" style:family="paragraph" style:parent-style-name="Text_20_body">
      <style:text-properties officeooo:paragraph-rsid="000c1cb0"/>
    </style:style>
    <style:style style:name="P47" style:family="paragraph" style:parent-style-name="Text_20_body">
      <style:paragraph-properties fo:margin-left="0mm" fo:margin-right="0mm" fo:text-indent="0mm" style:auto-text-indent="false"/>
    </style:style>
    <style:style style:name="P48" style:family="paragraph" style:parent-style-name="Text_20_body">
      <style:text-properties style:use-window-font-color="true" loext:opacity="0%" style:font-name="Times New Roman1" fo:font-size="15pt" fo:language="ru" fo:country="RU" style:text-underline-style="none" fo:font-weight="normal" officeooo:rsid="000e10c6" officeooo:paragraph-rsid="000c1cb0" style:letter-kerning="false" style:font-name-asian="Noto Sans CJK SC" style:font-size-asian="15pt" style:language-asian="en" style:country-asian="US" style:font-weight-asian="normal" style:font-name-complex="Lohit Devanagari" style:font-size-complex="15pt" style:language-complex="ar" style:country-complex="SA" style:font-weight-complex="bold"/>
    </style:style>
    <style:style style:name="P49" style:family="paragraph" style:parent-style-name="Text_20_body">
      <style:paragraph-properties fo:margin-left="0mm" fo:margin-right="0mm" fo:text-indent="0mm" style:auto-text-indent="false"/>
      <style:text-properties style:use-window-font-color="true" loext:opacity="0%" style:font-name="Times New Roman1" fo:font-size="16pt" fo:language="ru" fo:country="RU" style:text-underline-style="none" fo:font-weight="normal" officeooo:rsid="000f8ca3" officeooo:paragraph-rsid="000fe5e0" style:letter-kerning="false" style:font-name-asian="Noto Sans CJK SC" style:font-size-asian="16pt" style:language-asian="en" style:country-asian="US" style:font-weight-asian="normal" style:font-name-complex="Lohit Devanagari" style:font-size-complex="16pt" style:language-complex="ar" style:country-complex="SA" style:font-weight-complex="bold"/>
    </style:style>
    <style:style style:name="P50" style:family="paragraph" style:parent-style-name="Text_20_body">
      <style:text-properties style:use-window-font-color="true" loext:opacity="0%" style:font-name="Times New Roman" fo:font-size="14pt" fo:language="ru" fo:country="RU" fo:font-weight="normal" officeooo:paragraph-rsid="000c1cb0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P51" style:family="paragraph" style:parent-style-name="Text_20_body">
      <style:text-properties style:use-window-font-color="true" loext:opacity="0%" style:font-name="Times New Roman" fo:font-size="14pt" fo:language="ru" fo:country="RU" fo:font-weight="normal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P52" style:family="paragraph" style:parent-style-name="Text_20_body">
      <style:text-properties style:use-window-font-color="true" loext:opacity="0%" style:font-name="Times New Roman" fo:font-size="14pt" fo:language="ru" fo:country="RU" style:text-underline-style="none" fo:font-weight="normal" officeooo:rsid="000c1cb0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P53" style:family="paragraph" style:parent-style-name="Text_20_body">
      <style:text-properties style:use-window-font-color="true" loext:opacity="0%" style:font-name="Times New Roman" fo:font-size="14pt" fo:language="ru" fo:country="RU" style:text-underline-style="none" fo:font-weight="normal" officeooo:rsid="000c1cb0" officeooo:paragraph-rsid="000f8ca3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P54" style:family="paragraph" style:parent-style-name="Text_20_body">
      <style:paragraph-properties fo:margin-left="0mm" fo:margin-right="0mm" fo:text-indent="0mm" style:auto-text-indent="false"/>
      <style:text-properties style:use-window-font-color="true" loext:opacity="0%" style:font-name="Times New Roman" fo:font-size="14pt" fo:language="ru" fo:country="RU" style:text-underline-style="none" fo:font-weight="normal" officeooo:rsid="000c1cb0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P55" style:family="paragraph" style:parent-style-name="Text_20_body">
      <style:paragraph-properties fo:margin-left="0mm" fo:margin-right="0mm" fo:text-indent="0mm" style:auto-text-indent="false"/>
      <style:text-properties style:use-window-font-color="true" loext:opacity="0%" style:font-name="Times New Roman" fo:font-size="14pt" fo:language="ru" fo:country="RU" style:text-underline-style="none" fo:font-weight="normal" officeooo:rsid="000c1cb0" officeooo:paragraph-rsid="000fe5e0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P56" style:family="paragraph" style:parent-style-name="Text_20_body">
      <style:text-properties style:use-window-font-color="true" loext:opacity="0%" style:font-name="Times New Roman" fo:font-size="14pt" fo:language="ru" fo:country="RU" style:text-underline-style="none" fo:font-weight="normal" officeooo:rsid="000c1cb0" officeooo:paragraph-rsid="00120614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P57" style:family="paragraph" style:parent-style-name="Text_20_body">
      <style:paragraph-properties fo:margin-left="0mm" fo:margin-right="0mm" fo:text-indent="0mm" style:auto-text-indent="false"/>
      <style:text-properties style:use-window-font-color="true" loext:opacity="0%" fo:font-size="14pt" fo:language="ru" fo:country="RU" fo:font-weight="normal" officeooo:paragraph-rsid="000fe5e0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/>
    </style:style>
    <style:style style:name="P58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9" style:family="paragraph" style:parent-style-name="Text_20_body">
      <style:paragraph-properties fo:margin-left="0mm" fo:margin-right="0mm" fo:text-indent="0mm" style:auto-text-indent="false"/>
      <style:text-properties officeooo:paragraph-rsid="000f8ca3"/>
    </style:style>
    <style:style style:name="P60" style:family="paragraph" style:parent-style-name="Text_20_body">
      <style:paragraph-properties fo:margin-left="0mm" fo:margin-right="0mm" fo:text-indent="0mm" style:auto-text-indent="false"/>
      <style:text-properties officeooo:paragraph-rsid="00120614"/>
    </style:style>
    <style:style style:name="T1" style:family="text">
      <style:text-properties fo:text-transform="uppercase" style:font-name="Times New Roman" fo:font-size="10pt" fo:font-weight="bold" style:font-name-asian="SimSun" style:font-size-asian="10pt" style:rfc-language-tag-asian="x-none" style:font-weight-asian="bold" style:font-name-complex="Times New Roman2" style:font-size-complex="10pt" style:font-style-complex="italic"/>
    </style:style>
    <style:style style:name="T2" style:family="text">
      <style:text-properties fo:text-transform="uppercase" style:font-name="Times New Roman" fo:font-size="10pt" fo:font-weight="bold" style:font-name-asian="Calibri1" style:font-size-asian="10pt" style:rfc-language-tag-asian="x-none" style:font-weight-asian="bold" style:font-name-complex="Times New Roman2" style:font-size-complex="10pt"/>
    </style:style>
    <style:style style:name="T3" style:family="text">
      <style:text-properties fo:text-transform="uppercase" style:font-name="Times New Roman" fo:font-size="10pt" style:rfc-language-tag="x-none" fo:font-weight="bold" style:font-name-asian="SimSun" style:font-size-asian="10pt" style:rfc-language-tag-asian="x-none" style:font-weight-asian="bold" style:font-name-complex="Times New Roman2" style:font-size-complex="10pt" style:font-style-complex="italic"/>
    </style:style>
    <style:style style:name="T4" style:family="text">
      <style:text-properties fo:text-transform="uppercase" style:font-name="Times New Roman" fo:font-size="10pt" style:rfc-language-tag="x-none" fo:font-weight="bold" style:font-name-asian="Calibri1" style:font-size-asian="10pt" style:rfc-language-tag-asian="x-none" style:font-weight-asian="bold" style:font-name-complex="Times New Roman2" style:font-size-complex="10pt"/>
    </style:style>
    <style:style style:name="T5" style:family="text">
      <style:text-properties fo:font-size="12pt" style:text-underline-style="solid" style:text-underline-width="auto" style:text-underline-color="font-color" style:font-name-asian="Calibri1" style:font-size-complex="12pt"/>
    </style:style>
    <style:style style:name="T6" style:family="text">
      <style:text-properties style:font-name="Times New Roman" fo:font-size="12pt" style:rfc-language-tag="x-none" style:text-underline-style="solid" style:text-underline-width="auto" style:text-underline-color="font-color" style:font-name-asian="Calibri1" style:font-size-asian="12pt" style:rfc-language-tag-asian="x-none" style:font-name-complex="Times New Roman2" style:font-size-complex="12pt"/>
    </style:style>
    <style:style style:name="T7" style:family="text">
      <style:text-properties style:font-name="Times New Roman" fo:font-size="12pt" style:rfc-language-tag="x-none" style:text-underline-style="solid" style:text-underline-width="auto" style:text-underline-color="font-color" fo:font-weight="normal" style:font-name-asian="Calibri1" style:font-size-asian="12pt" style:language-asian="ru" style:country-asian="RU" style:font-weight-asian="normal" style:font-name-complex="Times New Roman2" style:font-size-complex="12pt" style:font-weight-complex="normal"/>
    </style:style>
    <style:style style:name="T8" style:family="text">
      <style:text-properties style:font-name="Times New Roman" fo:font-size="12pt" style:rfc-language-tag="x-none" fo:font-weight="bold" style:font-name-asian="Calibri1" style:font-size-asian="12pt" style:language-asian="ru" style:country-asian="RU" style:font-weight-asian="bold" style:font-name-complex="Times New Roman2" style:font-size-complex="12pt"/>
    </style:style>
    <style:style style:name="T9" style:family="text">
      <style:text-properties style:font-name="Times New Roman" fo:font-size="12pt" style:font-name-asian="Calibri1" style:font-size-asian="12pt" style:language-asian="ru" style:country-asian="RU" style:font-name-complex="Times New Roman2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name-asian="Calibri1" style:font-size-asian="12pt" style:language-asian="ru" style:country-asian="RU" style:font-name-complex="Times New Roman2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fo:font-weight="normal" style:font-name-asian="Calibri1" style:font-size-asian="12pt" style:language-asian="ru" style:country-asian="RU" style:font-weight-asian="normal" style:font-name-complex="Times New Roman2" style:font-size-complex="12pt" style:font-weight-complex="normal"/>
    </style:style>
    <style:style style:name="T12" style:family="text">
      <style:text-properties style:font-name="Times New Roman" fo:font-size="12pt" fo:font-weight="bold" style:font-name-asian="Calibri1" style:font-size-asian="12pt" style:language-asian="ru" style:country-asian="RU" style:font-weight-asian="bold" style:font-name-complex="Times New Roman2" style:font-size-complex="12pt"/>
    </style:style>
    <style:style style:name="T13" style:family="text">
      <style:text-properties style:font-name="Times New Roman" fo:font-size="12pt" style:text-underline-style="none" fo:font-weight="normal" style:font-name-asian="Calibri1" style:font-size-asian="12pt" style:language-asian="ru" style:country-asian="RU" style:font-weight-asian="normal" style:font-name-complex="Times New Roman2" style:font-size-complex="12pt" style:font-weight-complex="normal"/>
    </style:style>
    <style:style style:name="T14" style:family="text">
      <style:text-properties style:font-name="Times New Roman" fo:font-weight="bold" style:font-name-asian="Calibri1" style:language-asian="ru" style:country-asian="RU" style:font-weight-asian="bold" style:font-name-complex="Times New Roman2"/>
    </style:style>
    <style:style style:name="T15" style:family="text">
      <style:text-properties style:font-name="Times New Roman" style:font-name-asian="Calibri1" style:language-asian="ru" style:country-asian="RU" style:font-name-complex="Times New Roman2"/>
    </style:style>
    <style:style style:name="T16" style:family="text">
      <style:text-properties style:font-name="Times New Roman" style:font-name-asian="Calibri1" style:rfc-language-tag-asian="x-none" style:font-name-complex="Times New Roman2"/>
    </style:style>
    <style:style style:name="T17" style:family="text">
      <style:text-properties style:font-name="Times New Roman" fo:font-size="8pt" style:font-name-asian="Calibri1" style:font-size-asian="8pt" style:language-asian="ru" style:country-asian="RU" style:font-name-complex="Times New Roman2" style:font-size-complex="8pt"/>
    </style:style>
    <style:style style:name="T18" style:family="text">
      <style:text-properties style:font-name="Times New Roman" style:rfc-language-tag="x-none" style:font-name-asian="Calibri1" style:rfc-language-tag-asian="x-none" style:font-name-complex="Times New Roman2"/>
    </style:style>
    <style:style style:name="T19" style:family="text">
      <style:text-properties style:font-name="Times New Roman" fo:font-size="14pt" style:rfc-language-tag="x-none" style:font-name-asian="Calibri1" style:font-size-asian="14pt" style:rfc-language-tag-asian="x-none" style:font-name-complex="Times New Roman2" style:font-size-complex="12pt"/>
    </style:style>
    <style:style style:name="T20" style:family="text">
      <style:text-properties style:font-name="Times New Roman" fo:font-size="14pt" style:rfc-language-tag="x-none" style:text-underline-style="solid" style:text-underline-width="auto" style:text-underline-color="font-color" officeooo:rsid="001622c7" style:font-name-asian="Calibri1" style:font-size-asian="14pt" style:rfc-language-tag-asian="x-none" style:font-name-complex="Times New Roman2" style:font-size-complex="12pt"/>
    </style:style>
    <style:style style:name="T21" style:family="text">
      <style:text-properties style:font-name="Times New Roman" fo:font-size="14pt" style:font-name-asian="Calibri1" style:font-size-asian="14pt" style:rfc-language-tag-asian="x-none" style:font-name-complex="Times New Roman2" style:font-size-complex="12pt"/>
    </style:style>
    <style:style style:name="T22" style:family="text">
      <style:text-properties style:font-name="Times New Roman" style:text-underline-style="solid" style:text-underline-width="auto" style:text-underline-color="font-color" style:font-name-asian="Calibri1" style:rfc-language-tag-asian="x-none" style:font-name-complex="Times New Roman2"/>
    </style:style>
    <style:style style:name="T23" style:family="text">
      <style:text-properties style:font-name="Times New Roman" style:text-underline-style="solid" style:text-underline-width="auto" style:text-underline-color="font-color" fo:font-weight="bold" style:font-name-asian="Calibri1" style:language-asian="ru" style:country-asian="RU" style:font-weight-asian="bold" style:font-name-complex="Times New Roman2"/>
    </style:style>
    <style:style style:name="T24" style:family="text">
      <style:text-properties style:font-name="Times New Roman" style:text-underline-style="solid" style:text-underline-width="auto" style:text-underline-color="font-color" fo:font-weight="normal" officeooo:rsid="001622c7" style:font-name-asian="Calibri1" style:language-asian="ru" style:country-asian="RU" style:font-weight-asian="normal" style:font-name-complex="Times New Roman2" style:font-weight-complex="normal"/>
    </style:style>
    <style:style style:name="T25" style:family="text">
      <style:text-properties style:font-name="Times New Roman" style:text-underline-style="solid" style:text-underline-width="auto" style:text-underline-color="font-color" style:font-name-complex="Times New Roman2"/>
    </style:style>
    <style:style style:name="T26" style:family="text">
      <style:text-properties style:font-name="Times New Roman" style:text-underline-style="solid" style:text-underline-width="auto" style:text-underline-color="font-color" officeooo:rsid="000c1cb0" style:font-weight-complex="normal"/>
    </style:style>
    <style:style style:name="T27" style:family="text">
      <style:text-properties style:font-name="Times New Roman" style:text-underline-style="none" officeooo:rsid="000c1cb0" style:font-weight-complex="normal"/>
    </style:style>
    <style:style style:name="T28" style:family="text">
      <style:text-properties style:font-name="Times New Roman" style:text-underline-style="none" officeooo:rsid="000fe5e0" style:font-weight-complex="normal"/>
    </style:style>
    <style:style style:name="T29" style:family="text">
      <style:text-properties style:text-position="super 58%" style:font-name="Times New Roman" fo:font-size="12pt" style:font-name-asian="Calibri1" style:font-size-asian="12pt" style:language-asian="ru" style:country-asian="RU" style:font-name-complex="Times New Roman2" style:font-size-complex="12pt"/>
    </style:style>
    <style:style style:name="T30" style:family="text">
      <style:text-properties style:use-window-font-color="true" loext:opacity="0%" style:font-name="Times New Roman" fo:font-size="14pt" fo:language="ru" fo:country="RU" style:text-underline-style="none" fo:font-weight="normal" officeooo:rsid="000c1cb0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T31" style:family="text">
      <style:text-properties style:use-window-font-color="true" loext:opacity="0%" style:font-name="Times New Roman" fo:font-size="14pt" fo:language="ru" fo:country="RU" style:text-underline-style="none" fo:font-weight="normal" officeooo:rsid="000fe5e0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T32" style:family="text">
      <style:text-properties style:use-window-font-color="true" loext:opacity="0%" style:font-name="Times New Roman" fo:font-size="14pt" fo:language="ru" fo:country="RU" style:text-underline-style="none" fo:font-weight="normal" officeooo:rsid="00120614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T33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normal" officeooo:rsid="000c1cb0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T34" style:family="text">
      <style:text-properties style:use-window-font-color="true" loext:opacity="0%" fo:font-size="12pt" fo:language="ru" fo:country="RU" style:text-underline-style="none" fo:font-weight="normal" style:letter-kerning="false" style:font-name-asian="Times New Roman2" style:font-size-asian="12pt" style:language-asian="ru" style:country-asian="RU" style:font-weight-asian="normal" style:font-name-complex="Times New Roman2" style:font-size-complex="12pt" style:language-complex="ar" style:country-complex="SA" style:font-weight-complex="normal"/>
    </style:style>
    <style:style style:name="T35" style:family="text">
      <style:text-properties style:use-window-font-color="true" loext:opacity="0%" style:font-name="Times New Roman1" fo:font-size="14pt" fo:language="ru" fo:country="RU" style:text-underline-style="none" fo:font-weight="normal" officeooo:rsid="000c1cb0" style:letter-kerning="false" style:font-name-asian="Noto Sans CJK SC" style:font-size-asian="14pt" style:language-asian="en" style:country-asian="US" style:font-weight-asian="normal" style:font-name-complex="Lohit Devanagari" style:font-size-complex="14pt" style:language-complex="ar" style:country-complex="SA" style:font-weight-complex="normal"/>
    </style:style>
    <style:style style:name="T36" style:family="text">
      <style:text-properties style:use-window-font-color="true" loext:opacity="0%" style:font-name="Times New Roman1" fo:font-size="15pt" fo:language="ru" fo:country="RU" fo:font-weight="normal" officeooo:rsid="000e10c6" style:letter-kerning="false" style:font-name-asian="Noto Sans CJK SC" style:font-size-asian="15pt" style:language-asian="en" style:country-asian="US" style:font-weight-asian="normal" style:font-name-complex="Lohit Devanagari" style:font-size-complex="15pt" style:language-complex="ar" style:country-complex="SA" style:font-weight-complex="bold"/>
    </style:style>
    <style:style style:name="T37" style:family="text">
      <style:text-properties style:use-window-font-color="true" loext:opacity="0%" style:font-name="Times New Roman1" fo:font-size="16pt" fo:language="ru" fo:country="RU" fo:font-weight="normal" style:letter-kerning="false" style:font-name-asian="Noto Sans CJK SC" style:font-size-asian="16pt" style:language-asian="en" style:country-asian="US" style:font-weight-asian="normal" style:font-name-complex="Lohit Devanagari" style:font-size-complex="16pt" style:language-complex="ar" style:country-complex="SA" style:font-weight-complex="bold"/>
    </style:style>
    <style:style style:name="T38" style:family="text">
      <style:text-properties style:use-window-font-color="true" loext:opacity="0%" style:font-name="Times New Roman1" fo:font-size="16pt" fo:language="ru" fo:country="RU" fo:font-weight="normal" officeooo:rsid="000f8ca3" style:letter-kerning="false" style:font-name-asian="Noto Sans CJK SC" style:font-size-asian="16pt" style:language-asian="en" style:country-asian="US" style:font-weight-asian="normal" style:font-name-complex="Lohit Devanagari" style:font-size-complex="16pt" style:language-complex="ar" style:country-complex="SA" style:font-weight-complex="bold"/>
    </style:style>
    <style:style style:name="T39" style:family="text">
      <style:text-properties style:use-window-font-color="true" loext:opacity="0%" style:font-name="Times New Roman1" fo:font-size="16pt" fo:language="ru" fo:country="RU" fo:font-weight="normal" officeooo:rsid="000fe5e0" style:letter-kerning="false" style:font-name-asian="Noto Sans CJK SC" style:font-size-asian="16pt" style:language-asian="en" style:country-asian="US" style:font-weight-asian="normal" style:font-name-complex="Lohit Devanagari" style:font-size-complex="16pt" style:language-complex="ar" style:country-complex="SA" style:font-weight-complex="bold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0c1cb0"/>
    </style:style>
    <style:style style:name="T42" style:family="text">
      <style:text-properties fo:font-variant="normal" fo:text-transform="none" style:use-window-font-color="true" loext:opacity="0%" style:font-name="Times New Roman" fo:font-size="14pt" fo:letter-spacing="normal" fo:language="ru" fo:country="RU" fo:font-style="normal" style:text-underline-style="none" fo:font-weight="normal" officeooo:rsid="000c1cb0" style:letter-kerning="false" style:font-name-asian="Times New Roman2" style:font-size-asian="12pt" style:language-asian="ru" style:country-asian="RU" style:font-weight-asian="normal" style:font-name-complex="Times New Roman2" style:font-size-complex="10pt" style:language-complex="ar" style:country-complex="SA" style:font-weight-complex="normal"/>
    </style:style>
    <style:style style:name="T43" style:family="text">
      <style:text-properties officeooo:rsid="000c1cb0"/>
    </style:style>
    <style:style style:name="T44" style:family="text">
      <style:text-properties fo:font-weight="bold" style:font-weight-asian="bold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0c1cb0"/>
    </style:style>
    <style:style style:name="T47" style:family="text">
      <style:text-properties officeooo:rsid="000e10c6"/>
    </style:style>
    <style:style style:name="T48" style:family="text">
      <style:text-properties officeooo:rsid="000f8ca3"/>
    </style:style>
    <style:style style:name="T49" style:family="text">
      <style:text-properties officeooo:rsid="00525ecf"/>
    </style:style>
    <style:style style:name="T50" style:family="text">
      <style:text-properties officeooo:rsid="000fe5e0"/>
    </style:style>
    <style:style style:name="T51" style:family="text">
      <style:text-properties officeooo:rsid="00120614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4</text:span><text:span text:style-name="T3">инистерств</text:span><text:span text:style-name="T1">о</text:span><text:span text:style-name="T3"> науки и высшего образования</text:span></text:p>
      <text:p text:style-name="P14">Российской Федерации</text:p>
      <text:p text:style-name="P12"/>
      <text:p text:style-name="P15">ФЕДЕРАЛЬНОЕ Государственное Автономное</text:p>
      <text:p text:style-name="P18"><text:span text:style-name="T4">образовательное учреждение</text:span><text:span text:style-name="T2"> </text:span><text:span text:style-name="T4">высшего образования</text:span></text:p>
      <text:p text:style-name="P18"><text:span text:style-name="T2">«новосибирский национальный исследовательский</text:span><text:span text:style-name="T4"> государственный</text:span><text:span text:style-name="T2"> </text:span><text:span text:style-name="T4">университет</text:span><text:span text:style-name="T2">»</text:span></text:p>
      <text:p text:style-name="P11"/>
      <text:p text:style-name="P16">Факультет информационных технологий</text:p>
      <text:p text:style-name="P6"/>
      <text:p text:style-name="P21"><text:span text:style-name="T18">Кафедра</text:span><text:span text:style-name="T19"> </text:span><text:span text:style-name="T20">С</text:span><text:span text:style-name="T6">истем информатики НГУ</text:span></text:p>
      <text:p text:style-name="P21"><text:span text:style-name="T16">Направление подготовки</text:span><text:span text:style-name="T21"> </text:span><text:span text:style-name="T22">09.03.01 Информатика и вычислительная техника</text:span></text:p>
      <text:p text:style-name="P21"><text:span text:style-name="T16">Направленность (профиль) </text:span><text:span text:style-name="T22">Компьютерные науки и системотехника</text:span></text:p>
      <text:p text:style-name="P10"><text:bookmark text:name="_Toc531105610"/></text:p>
      <text:p text:style-name="P58"><text:bookmark-start text:name="__RefHeading___Toc3384_1456695745"/>ОТЧЕТ<text:bookmark-end text:name="__RefHeading___Toc3384_1456695745"/></text:p>
      <text:h text:style-name="P29" text:outline-level="1"/>
      <text:p text:style-name="P17"><text:span text:style-name="T14">о прохождении</text:span><text:span text:style-name="T12"> </text:span><text:span text:style-name="T23">производственной практики, научно-исследовательской работы</text:span></text:p>
      <text:p text:style-name="P26"><text:s text:c="15"/>(указывается наименование практики)</text:p>
      <text:p text:style-name="P8"/>
      <text:p text:style-name="P20"><text:span text:style-name="T14">Обучающегося</text:span><text:span text:style-name="T12"> </text:span><text:span text:style-name="T11">Савченко Егора Владимировича</text:span><text:span text:style-name="T13"> </text:span><text:span text:style-name="T14">группы № </text:span><text:span text:style-name="T24">20215</text:span><text:span text:style-name="T12"> курса 4</text:span></text:p>
      <text:p text:style-name="P27"><text:tab/><text:tab/><text:tab/><text:tab/>(Ф.И.О. полностью)</text:p>
      <text:p text:style-name="P23"><text:span text:style-name="T14">Тема задания</text:span><text:span text:style-name="T9">: </text:span><text:span text:style-name="T10">Определение интерфейса взаимодействия между клиентом системы и модулем обработки планов запросов</text:span></text:p>
      <text:p text:style-name="P47"><text:bookmark-start text:name="_Toc531105611"/><text:bookmark-start text:name="__RefHeading___Toc3386_1456695745"/><text:span text:style-name="T14">Место прохождения практики</text:span><text:span text:style-name="T12">:</text:span><text:bookmark-end text:name="_Toc531105611"/><text:span text:style-name="T8"> </text:span><text:span text:style-name="T7">ФГБУН Институт систем информатики им. А.П. Ершова СО РАН (ИСИ СО РАН) 630090, Новосибирская обл., Новосибирск, пр. Академика Лаврентьева, 6</text:span><text:bookmark-end text:name="__RefHeading___Toc3386_1456695745"/></text:p>
      <text:p text:style-name="P2"/>
      <text:p text:style-name="P20"><text:span text:style-name="T14">Сроки прохождения практики</text:span><text:span text:style-name="T12">:</text:span><text:span text:style-name="T25"> с 18.03.2024 г. по 10.05.2024</text:span><text:bookmark text:name="_GoBack"/><text:span text:style-name="T25"> г.</text:span></text:p>
      <text:p text:style-name="P7"/>
      <text:p text:style-name="P22"><text:span text:style-name="T14">Руководитель практики <text:line-break/>от профильной организации <text:s text:c="7"/></text:span><text:span text:style-name="T11">Мигинский Денис Сергеевич</text:span><text:span text:style-name="T12"> <text:s text:c="3"/></text:span><text:span text:style-name="T9"><text:tab/> <text:s text:c="10"/>______________ </text:span></text:p>
      <text:p text:style-name="P19"><text:span text:style-name="T9"><text:s text:c="12"/><text:tab/> </text:span><text:span text:style-name="T29">(Ф.И.О. полностью, должность) <text:tab/><text:tab/><text:tab/><text:tab/> (подпись)</text:span></text:p>
      <text:p text:style-name="P22"><text:span text:style-name="T14">Руководитель практики от НГУ </text:span><text:span text:style-name="T9">_________________________________ <text:tab/>______________ </text:span></text:p>
      <text:p text:style-name="P19"><text:span text:style-name="T9"><text:s text:c="12"/><text:tab/> </text:span><text:span text:style-name="T29">(Ф.И.О. полностью, должность) <text:tab/><text:tab/><text:tab/><text:tab/> (подпись)</text:span></text:p>
      <text:p text:style-name="P20"><text:span text:style-name="T14">Руководитель ВКР <text:tab/><text:tab/> <text:s text:c="5"/></text:span><text:span text:style-name="T11">Мигинский Денис Сергеевич</text:span><text:span text:style-name="T12"> <text:s text:c="3"/></text:span><text:span text:style-name="T9"><text:tab/> <text:s text:c="12"/>______________ </text:span></text:p>
      <text:p text:style-name="P19"><text:span text:style-name="T9"><text:s text:c="12"/><text:tab/> </text:span><text:span text:style-name="T29">(Ф.И.О. полностью) <text:tab/><text:tab/><text:tab/><text:tab/> (должность)</text:span></text:p>
      <text:p text:style-name="P20"><text:span text:style-name="T14">Оценка по итогам защиты отчета:</text:span><text:span text:style-name="T9">___________________________________________________</text:span></text:p>
      <text:p text:style-name="P9"><text:tab/><text:tab/><text:tab/><text:tab/><text:tab/><text:tab/>(неудовлетворительно, удовлетворительно, хорошо, отлично)</text:p>
      <text:p text:style-name="P22"><text:span text:style-name="T14">Отчет заслушан на заседании кафедры</text:span><text:span text:style-name="T9"> __________________________________________</text:span></text:p>
      <text:p text:style-name="P22"><text:span text:style-name="T9"><text:tab/><text:tab/><text:tab/><text:tab/><text:tab/><text:tab/><text:tab/><text:tab/></text:span><text:span text:style-name="T17">(наименование кафедры)</text:span></text:p>
      <text:p text:style-name="P22"><text:span text:style-name="T14">протокол _________от</text:span><text:span text:style-name="T9"> «______» ______________ </text:span><text:span text:style-name="T15">20</text:span><text:span text:style-name="T9">_____г.</text:span></text:p>
      <text:p text:style-name="P5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Новосибирск 2023</text:p>
      <text:p text:style-name="P25"><text:soft-page-break/>Содержа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"><text:a xlink:type="simple" xlink:href="#__RefHeading___Toc2168_2114682792" text:style-name="Index_20_Link" text:visited-style-name="Index_20_Link">1. ВВЕДЕНИЕ<text:tab/>3</text:a></text:p>
          <text:p text:style-name="P31"><text:a xlink:type="simple" xlink:href="#__RefHeading___Toc930_3208514136" text:style-name="Index_20_Link" text:visited-style-name="Index_20_Link">1.1 Цель практики<text:tab/>3</text:a></text:p>
          <text:p text:style-name="P31"><text:a xlink:type="simple" xlink:href="#__RefHeading___Toc950_3208514136" text:style-name="Index_20_Link" text:visited-style-name="Index_20_Link">1.2 Актуальность темы задания<text:tab/>3</text:a></text:p>
          <text:p text:style-name="P31"><text:a xlink:type="simple" xlink:href="#__RefHeading___Toc932_3208514136" text:style-name="Index_20_Link" text:visited-style-name="Index_20_Link">1.3 Предполагаемый результат<text:tab/>3</text:a></text:p>
          <text:p text:style-name="P31"><text:a xlink:type="simple" xlink:href="#__RefHeading___Toc967_3208514136" text:style-name="Index_20_Link" text:visited-style-name="Index_20_Link">1.4 Описание организации<text:tab/>3</text:a></text:p>
          <text:p text:style-name="P30"><text:a xlink:type="simple" xlink:href="#__RefHeading___Toc1378_3208514136" text:style-name="Index_20_Link" text:visited-style-name="Index_20_Link">2. ОПИСАНИЕ ПРАКТИЧЕСКОЙ ДЕЯТЕЛЬНОСТИ<text:tab/>4</text:a></text:p>
          <text:p text:style-name="P31"><text:a xlink:type="simple" xlink:href="#__RefHeading___Toc2259_3208514136" text:style-name="Index_20_Link" text:visited-style-name="Index_20_Link">2.1 Описание<text:tab/>4</text:a></text:p>
          <text:p text:style-name="P32"><text:a xlink:type="simple" xlink:href="#__RefHeading___Toc2248_3208514136" text:style-name="Index_20_Link" text:visited-style-name="Index_20_Link">2.1.2 Валидирование объекта<text:tab/>4</text:a></text:p>
          <text:p text:style-name="P32"><text:a xlink:type="simple" xlink:href="#__RefHeading___Toc2248_32085141361" text:style-name="Index_20_Link" text:visited-style-name="Index_20_Link">2.1.3 Разработка клиента системы на языке Haskell<text:tab/>4</text:a></text:p>
          <text:p text:style-name="P30"><text:a xlink:type="simple" xlink:href="#__RefHeading___Toc2172_2114682792" text:style-name="Index_20_Link" text:visited-style-name="Index_20_Link">4. ЗАКЛЮЧЕНИЕ<text:tab/>5</text:a></text:p>
          <text:p text:style-name="P31"><text:a xlink:type="simple" xlink:href="#__RefHeading___Toc2250_32085141361" text:style-name="Index_20_Link" text:visited-style-name="Index_20_Link">4.1 Результаты<text:tab/>5</text:a></text:p>
          <text:p text:style-name="P31"><text:a xlink:type="simple" xlink:href="#__RefHeading___Toc989_1255960384" text:style-name="Index_20_Link" text:visited-style-name="Index_20_Link">4.2 Выводы<text:tab/>5</text:a></text:p>
          <text:p text:style-name="P31"><text:a xlink:type="simple" xlink:href="#__RefHeading___Toc991_1255960384" text:style-name="Index_20_Link" text:visited-style-name="Index_20_Link">4.3 Итог практики<text:tab/>5</text:a></text:p>
          <text:p text:style-name="P30"><text:a xlink:type="simple" xlink:href="#__RefHeading___Toc3388_1456695745" text:style-name="Index_20_Link" text:visited-style-name="Index_20_Link">5. ГЛОССАРИЙ<text:tab/>6</text:a></text:p>
          <text:p text:style-name="P30"><text:a xlink:type="simple" xlink:href="#__RefHeading___Toc2174_2114682792" text:style-name="Index_20_Link" text:visited-style-name="Index_20_Link">6. Список литературы<text:tab/>7</text:a></text:p>
        </text:index-body>
      </text:table-of-content>
      <text:p text:style-name="Text_20_body"/>
      <text:h text:style-name="P33" text:outline-level="1"><text:bookmark-start text:name="__RefHeading___Toc2168_2114682792"/>1. ВВЕДЕНИЕ<text:bookmark-end text:name="__RefHeading___Toc2168_2114682792"/></text:h>
      <text:p text:style-name="P50">Настоящий отчет представляет собой обзор результатов прохождения <text:span text:style-name="T40">производственной</text:span> практики, <text:span text:style-name="T43">научно-исследовательской работы, </text:span>которая осуществлялась в <text:span text:style-name="T40">ФГБУН Институте систем информатики им. А.П. Ершова СО РАН (ИСИ СО РАН)</text:span>.</text:p>
      <text:list xml:id="list1072591882" text:style-name="WWNum1">
        <text:list-item>
          <text:list>
            <text:list-item>
              <text:h text:style-name="P37" text:outline-level="2"><text:bookmark-start text:name="__RefHeading___Toc930_3208514136"/>1.1 Цель практики<text:bookmark-end text:name="__RefHeading___Toc930_3208514136"/></text:h>
            </text:list-item>
          </text:list>
        </text:list-item>
      </text:list>
      <text:p text:style-name="P51">Основной целью прохождения практики является <text:span text:style-name="T41">определение интерфейса <text:s/>взаимодействия между </text:span><text:span text:style-name="T46">учебной системой</text:span><text:span text:style-name="T41"> и </text:span><text:span text:style-name="T46">клиентом системы​</text:span><text:span text:style-name="T41">, а также реализация минимального </text:span><text:span text:style-name="T46">клиента системы</text:span><text:span text:style-name="T41"> на языке Haskell.</text:span></text:p>
      <text:list xml:id="list104235970497145" text:continue-numbering="true" text:style-name="WWNum1">
        <text:list-item>
          <text:list>
            <text:list-item>
              <text:h text:style-name="P37" text:outline-level="2"><text:bookmark-start text:name="__RefHeading___Toc950_3208514136"/>1.2 Актуальность темы задания<text:bookmark-end text:name="__RefHeading___Toc950_3208514136"/></text:h>
            </text:list-item>
          </text:list>
        </text:list-item>
      </text:list>
      <text:p text:style-name="P52">Актуальность темы задания на практику исходит из технического задания на ВКР.</text:p>
      <text:list xml:id="list104236635929830" text:continue-numbering="true" text:style-name="WWNum1">
        <text:list-item>
          <text:list>
            <text:list-item>
              <text:h text:style-name="P37" text:outline-level="2"><text:bookmark-start text:name="__RefHeading___Toc932_3208514136"/>1.3 Предполагаемый результат<text:bookmark-end text:name="__RefHeading___Toc932_3208514136"/></text:h>
            </text:list-item>
          </text:list>
        </text:list-item>
      </text:list>
      <text:p text:style-name="P52">В качестве результата прохождения практики ожидается получить описание интерфейса взаимодействия, а конкретно — JSON схему, описывающую объект передачи данных. Кроме того, <text:s/>предполагается получить программный код модуля десериализации объекта передачи данных во внутренние структуры учебного инструмента, и программный код клиента системы на языке Haskell.</text:p>
      <text:list xml:id="list104235657052616" text:continue-numbering="true" text:style-name="WWNum1">
        <text:list-item>
          <text:list>
            <text:list-item>
              <text:h text:style-name="P38" text:outline-level="2"><text:bookmark-start text:name="__RefHeading___Toc967_3208514136"/>1.4 Описание организации<text:bookmark-end text:name="__RefHeading___Toc967_3208514136"/></text:h>
            </text:list-item>
          </text:list>
        </text:list-item>
      </text:list>
      <text:p text:style-name="P52">ФГБУН систем информатики им. А.П. Ершова СО РАН (ИСИ СО РАН) - это научно-исследовательское учреждение, которое является одним из ведущих институтов в области информатики и вычислительной техники в России.</text:p>
      <text:p text:style-name="P24"><text:span text:style-name="T30"><text:tab/>Институт имеет широкий спектр подразделений и научных лабораторий. Занимается разработкой и применением передовых информационных и коммуникационных технологий, решением комплексных научно-инженерных задач в области информатики, проведением исследований, разработкой программных продуктов, созданием интеллектуальных систем, разработкой алгоритмов и методов обработки данных, а также разработкой систем защиты информации и к</text:span><text:span text:style-name="Emphasis"><text:span text:style-name="T42">ибербезопаснос</text:span></text:span><text:span text:style-name="T30">ти.</text:span></text:p>
      <text:list xml:id="list25881786" text:style-name="WWNum2">
        <text:list-item>
          <text:h text:style-name="P34" text:outline-level="1"><text:bookmark-start text:name="__RefHeading___Toc1378_3208514136"/>2. ОПИСАНИЕ ПРАКТИЧЕСКОЙ ДЕЯТЕЛЬНОСТИ<text:bookmark-end text:name="__RefHeading___Toc1378_3208514136"/></text:h>
        </text:list-item>
      </text:list>
      <text:p text:style-name="P52">В рамках прохождения производственной, научно-исследовательской практики я решал следующие профессиональные задачи:</text:p>
      <text:list xml:id="list104235916413455" text:continue-list="list104235657052616" text:style-name="WWNum1">
        <text:list-item>
          <text:list>
            <text:list-item>
              <text:h text:style-name="P39" text:outline-level="2"><text:bookmark-start text:name="__RefHeading___Toc2259_3208514136"/>2.1 <text:span text:style-name="T48">Описание</text:span><text:bookmark-end text:name="__RefHeading___Toc2259_3208514136"/></text:h>
            </text:list-item>
          </text:list>
        </text:list-item>
      </text:list>
      <text:p text:style-name="P53">Взаимодействие между клиентом системы и учебной системы определяется схемой JSON (JavaSctipt Object Notation) - объекта. Иными словами, определена схема объекта, и при вызове учебного инструмента посредством программного канала происходит процесс десериализации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запроса, если нет — происходит исключительная ситуация. </text:p>
      <text:p text:style-name="P53"/>
      <text:p text:style-name="P49">2.1.1 Определение схемы</text:p>
      <text:p text:style-name="P55"><text:tab/>Определение схемы ожидаемого объекта производится с помощью библиотек «<text:span text:style-name="T49">Jsonscheme-generator-4», «Slf4j</text:span>», путем задания соответствующей конфигурации <text:span text:style-name="T50">библиотекой </text:span>«Jackson-databind».</text:p>
      <text:list xml:id="list104236956021010" text:continue-list="list25881786" text:style-name="WWNum2">
        <text:list-item>
          <text:list>
            <text:list-item>
              <text:list>
                <text:list-item>
                  <text:h text:style-name="P42" text:outline-level="3"><text:bookmark-start text:name="__RefHeading___Toc2248_3208514136"/><text:span text:style-name="T37">2.1.2 </text:span><text:span text:style-name="T38">Валидирование объекта</text:span><text:bookmark-end text:name="__RefHeading___Toc2248_3208514136"/></text:h>
                </text:list-item>
              </text:list>
            </text:list-item>
          </text:list>
        </text:list-item>
      </text:list>
      <text:p text:style-name="P59"><text:span text:style-name="T38"><text:tab/></text:span><text:span text:style-name="T39">Вместе <text:s/>с</text:span><text:span text:style-name="T30"> процесс</text:span><text:span text:style-name="T31">ом</text:span><text:span text:style-name="T30"> десериализации, происходит процесс валидирования объекта передачи данных на структурное соответствие ожидаемым типам данных. Валидация происходит посредством применения схемы Json. Иными словами, библиотека соотносит спецификацию объекта и конкретный экземпляр объекта.</text:span></text:p>
      <text:p text:style-name="P57"><text:span text:style-name="T27"><text:tab/>Валидирование происходит </text:span><text:span text:style-name="T28">во время десериализации </text:span><text:span text:style-name="T27">с помощью библиотеки «Jackson-databind». На этом этапе отлавливаются ошибки пользовательского кода, которые невозможно обработать </text:span><text:span text:style-name="T26">учебной системой</text:span><text:span text:style-name="T27">. </text:span><text:span text:style-name="T28">При выявлении некорректного объекта, соответствующий поясняющий текст (с как можно более детальным объяснением ошибки) в специальном виде отправляется клиенту.</text:span></text:p>
      <text:list xml:id="list104235624150581" text:continue-numbering="true" text:style-name="WWNum2">
        <text:list-item>
          <text:list>
            <text:list-item>
              <text:list>
                <text:list-item>
                  <text:h text:style-name="P43" text:outline-level="3"><text:bookmark-start text:name="__RefHeading___Toc2248_32085141361"/><text:span text:style-name="T47">2.1.3 Разработка клиента системы на языке Haskell</text:span><text:bookmark-end text:name="__RefHeading___Toc2248_32085141361"/></text:h>
                </text:list-item>
              </text:list>
            </text:list-item>
          </text:list>
        </text:list-item>
      </text:list>
      <text:p text:style-name="P60"><text:span text:style-name="T36"><text:tab/></text:span><text:span text:style-name="T30">В рамках разработки клиента системы на языке Haskell, были определены основные типы данных для построения DTO (Data Transfer Object) на стороне клиента, а также использована библиотека </text:span><text:span text:style-name="T32">(Data.Aeson</text:span><text:span text:style-name="T30">)</text:span><text:span text:style-name="T32"> </text:span><text:span text:style-name="T30">по построению json-объекта из экземпляров ранее определенных типов данных .</text:span></text:p>
      <text:p text:style-name="Text_20_body"/>
      <text:list xml:id="list104235896662435" text:continue-numbering="true" text:style-name="WWNum2">
        <text:list-item>
          <text:h text:style-name="P36" text:outline-level="1"><text:bookmark-start text:name="__RefHeading___Toc2172_2114682792"/>4. ЗАКЛЮЧЕНИЕ<text:bookmark-end text:name="__RefHeading___Toc2172_2114682792"/></text:h>
        </text:list-item>
      </text:list>
      <text:list xml:id="list104236903405284" text:continue-list="list104235916413455" text:style-name="WWNum1">
        <text:list-item>
          <text:list>
            <text:list-item>
              <text:h text:style-name="P39" text:outline-level="2"><text:bookmark-start text:name="__RefHeading___Toc2250_32085141361"/>4.1 Результаты<text:bookmark-end text:name="__RefHeading___Toc2250_32085141361"/></text:h>
            </text:list-item>
          </text:list>
        </text:list-item>
      </text:list>
      <text:p text:style-name="P56">В ходе производственной практики, <text:span text:style-name="T51">научно-исследовательской работы</text:span> по <text:span text:style-name="T51">о</text:span>пределение интерфейса взаимодействия между <text:span text:style-name="T45">клиентом системы</text:span> и модулем обработки планов запросов, был реализован программные код, удовлетворяющий требованиям технического задания на ВКР и поставленным целям практики.</text:p>
      <text:p text:style-name="P56">В ходе практики я <text:span text:style-name="T51">получил навыки определения схемы json объектов, работы с различными библиотеками парсинга/сериализации</text:span>, <text:span text:style-name="T51">а также</text:span> научился декомпозировать сложные задачи на более мелкие.</text:p>
      <text:list xml:id="list104235169222858" text:continue-numbering="true" text:style-name="WWNum1">
        <text:list-item>
          <text:list>
            <text:list-item>
              <text:h text:style-name="P40" text:outline-level="2"><text:bookmark-start text:name="__RefHeading___Toc989_1255960384"/>4.2 Выводы<text:bookmark-end text:name="__RefHeading___Toc989_1255960384"/></text:h>
            </text:list-item>
          </text:list>
        </text:list-item>
      </text:list>
      <text:p text:style-name="P54">Отчетность по проделанной работе позволяет сделать следующие выводы:</text:p>
      <text:p text:style-name="P52">Усвоение знаний и навыков: Практика позволила мне усвоить знания о <text:span text:style-name="T51">программном взаимодействии подсистем</text:span>, а также ознакомиться с ключевыми концепциями и инструментами.</text:p>
      <text:p text:style-name="P52">Развитие компетенций: В процессе работы над проектом я улучшил свои навыки в области проектирования архитектуры систем. Полученные навыки являются важным активом для дальнейшей карьеры в сфере разработки программного обеспечения.</text:p>
      <text:p text:style-name="P52">Самооценка сформированности компетенций и полученных на практике знаний и навыков является положительной. Я чувствую, что справился с поставленной задачей и <text:s/>сумел применить полученные знания при планировании и реализации <text:span text:style-name="T51">интерфейса взаимодействия подсистем</text:span>.</text:p>
      <text:list xml:id="list104237009764460" text:continue-numbering="true" text:style-name="WWNum1">
        <text:list-item>
          <text:list>
            <text:list-item>
              <text:h text:style-name="P41" text:outline-level="2"><text:bookmark-start text:name="__RefHeading___Toc991_1255960384"/>4.3 Итог практики<text:bookmark-end text:name="__RefHeading___Toc991_1255960384"/></text:h>
            </text:list-item>
          </text:list>
        </text:list-item>
      </text:list>
      <text:p text:style-name="P60"><text:span text:style-name="T34"><text:tab/></text:span><text:span text:style-name="T30">В целом, производственная практика </text:span><text:span text:style-name="T32">работы</text:span><text:span text:style-name="T30"> по </text:span><text:span text:style-name="T32">о</text:span><text:span text:style-name="T30">пределение интерфейса взаимодействия между </text:span><text:span text:style-name="T33">клиентом системы</text:span><text:span text:style-name="T30"> и модулем обработки планов запросов была полезной и позволила мне расширить свой кругозор в области проектирования систем. Я получил ценный опыт работы над реальным проектом и приобрел новые знания и навыки, которые будут полезны в моей дальнейшей карьере.</text:span></text:p>
      <text:list xml:id="list104235222870158" text:continue-list="list104235896662435" text:style-name="WWNum2">
        <text:list-item>
          <text:h text:style-name="P35" text:outline-level="1"><text:bookmark-start text:name="__RefHeading___Toc3388_1456695745"/><text:span text:style-name="T40">5. ГЛОССАРИЙ</text:span><text:bookmark-end text:name="__RefHeading___Toc3388_1456695745"/></text:h>
        </text:list-item>
      </text:list>
      <text:p text:style-name="P46"><text:span text:style-name="T35"/></text:p>
      <text:p text:style-name="P48"><text:span text:style-name="T44">Учебная система</text:span> (учебный инструмент) — программа, о разработке которой идет речь.</text:p>
      <text:p text:style-name="P48"/>
      <text:p text:style-name="P48"><text:span text:style-name="T44">Клиент системы</text:span> — 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соответствующий интерфейс взаимодействия.</text:p>
      <text:list xml:id="list104236341228445" text:continue-numbering="true" text:style-name="WWNum2">
        <text:list-item>
          <text:h text:style-name="P34" text:outline-level="1"><text:bookmark-start text:name="__RefHeading___Toc2174_2114682792"/><text:span text:style-name="T51">6. </text:span>Список литературы<text:bookmark-end text:name="__RefHeading___Toc2174_2114682792"/></text:h>
        </text:list-item>
      </text:list>
      <text:list xml:id="list2018505678" text:style-name="WWNum3">
        <text:list-item>
          <text:p text:style-name="P45">Гарсиа-Молина Г., Ульман Д. Д., Уидом Д. Системы баз данных: Полный курс. – Вильямс, 2003. - 1083с.</text:p>
        </text:list-item>
        <text:list-item>
          <text:p text:style-name="P44">PostgreSQL: Документация. [Электронный ресурс] //https://postgrespro.ru/: информ.- спавочный портал. URL: <text:a xlink:type="simple" xlink:href="https://postgrespro.ru/docs/postgresql" text:style-name="Standard" text:visited-style-name="Standard">https://postgrespro.ru/docs/postgresql</text:a> (дата обращения 30.10.2023)</text:p>
        </text:list-item>
        <text:list-item>
          <text:p text:style-name="P44">Parboiled: Документация. [Электронный ресурс] <text:a xlink:type="simple" xlink:href="https://javadoc.io/doc/org.parboiled" text:style-name="Standard" text:visited-style-name="Standard">https://javadoc.io/doc/org.parboiled</text:a>: информ.-спавочный портал. URL: <text:a xlink:type="simple" xlink:href="https://javadoc.io/doc/org.parboiled/parboiled-java/latest/index.html" text:style-name="Standard" text:visited-style-name="Standard">https://javadoc.io/doc/org.parboiled/parboiled-java/latest/index.html</text:a> (дата обращения 17.11.2023)</text:p>
        </text:list-item>
        <text:list-item>
          <text:p text:style-name="P44">ANTLR 4 Runtime 4.13.1: Документация. [Электронный ресурс] https://www.antlr.org/: информ.-спавочный портал. URL: <text:a xlink:type="simple" xlink:href="https://www.antlr.org/api/Java/index.html" text:style-name="Standard" text:visited-style-name="Standard">https://www.antlr.org/api/Java/index.html</text:a> (дата обращения 17.11.2023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mm" fo:margin-right="0mm" fo:margin-top="0mm" fo:margin-bottom="0mm" style:contextual-spacing="false" fo:line-height="100%" fo:text-align="start" style:justify-single-word="false" fo:orphans="0" fo:widows="0" fo:hyphenation-ladder-count="no-limit" fo:text-indent="0mm" style:auto-text-indent="false" fo:background-color="#ffffff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loext:graphic-properties draw:fill="solid" draw:fill-color="#ffffff"/>
      <style:paragraph-properties fo:margin-left="0mm" fo:margin-right="0mm" fo:margin-top="0mm" fo:margin-bottom="0mm" style:contextual-spacing="false" fo:line-height="100%" fo:text-align="justify" style:justify-single-word="false" fo:text-indent="12.51mm" style:auto-text-indent="false" fo:background-color="#ffffff"/>
      <style:text-properties style:font-name="Times New Roman" fo:font-family="'Times New Roman'" style:font-family-generic="roman" style:font-pitch="variable" fo:font-size="14pt" fo:font-weight="normal" style:font-name-asian="Times New Roman2" style:font-family-asian="'Times New Roman'" style:font-family-generic-asian="system" style:font-pitch-asian="variable" style:font-size-asian="12pt" style:language-asian="ru" style:country-asian="RU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4.23mm" fo:margin-bottom="2.12m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normal" style:font-size-asian="16pt" style:font-weight-asian="normal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left="0mm" fo:margin-right="0mm" fo:margin-top="6mm" fo:margin-bottom="2.12mm" style:contextual-spacing="false" fo:text-indent="0mm" style:auto-text-indent="false"/>
      <style:text-properties style:font-name="Times New Roman1" fo:font-family="'Times New Roman'" style:font-family-generic="swiss" style:font-pitch="variable" fo:font-size="14pt" fo:font-weight="normal" style:font-size-asian="14pt" style:font-weight-asian="normal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2" style:list-level="3" style:class="text">
      <style:paragraph-properties fo:margin-top="4mm" fo:margin-bottom="2.12mm" style:contextual-spacing="false" fo:text-align="start" style:justify-single-word="false"/>
      <style:text-properties style:font-name="Times New Roman1" fo:font-family="'Times New Roman'" style:font-family-generic="swiss" style:font-pitch="variable" fo:font-size="13pt" fo:font-weight="normal" style:font-size-asian="13pt" style:font-weight-asian="normal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15pt" fo:font-weight="normal" style:font-size-asian="15pt" style:font-weight-asian="normal" style:font-size-complex="28pt" style:font-weight-complex="bold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51mm" fo:margin-left="0mm" fo:margin-right="0mm" fo:margin-top="8.5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.29mm" fo:margin-left="0mm" fo:margin-right="0mm" fo:margin-top="8.5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02:10:00</meta:creation-date>
    <meta:initial-creator>user</meta:initial-creator>
    <dc:language>ru-RU</dc:language>
    <dc:date>2024-05-12T10:39:41.750199910</dc:date>
    <meta:editing-cycles>40</meta:editing-cycles>
    <meta:editing-duration>PT3H3M38S</meta:editing-duration>
    <meta:generator>LibreOffice/7.3.7.2$Linux_X86_64 LibreOffice_project/30$Build-2</meta:generator>
    <meta:document-statistic meta:table-count="0" meta:image-count="0" meta:object-count="0" meta:page-count="7" meta:paragraph-count="88" meta:word-count="924" meta:character-count="8151" meta:non-whitespace-character-count="7093"/>
    <meta:user-defined meta:name="AppVersion">15.0000</meta:user-defined>
    <meta:template xlink:type="simple" xlink:actuate="onRequest" xlink:title="Normal" xlink:href=""/>
  </office:meta>
</office:document-meta>
</file>